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6658"/>
    </style:style>
    <style:style style:name="T1" style:family="text">
      <style:text-properties fo:font-variant="normal" fo:text-transform="none" fo:color="#666666" style:font-name="roboto" fo:font-size="12pt" fo:letter-spacing="normal" fo:font-style="normal" fo:font-weight="normal"/>
    </style:style>
    <style:style style:name="T2" style:family="text">
      <style:text-properties fo:font-weight="normal" officeooo:rsid="00016658" style:font-weight-asian="normal" style:font-weight-complex="normal"/>
    </style:style>
    <style:style style:name="T3" style:family="text">
      <style:text-properties officeooo:rsid="000166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16658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166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Why Used ? </text:span></text:p>
      <text:p text:style-name="P1">Ridge and Lasso regression are two additional tools you can use to improve results and accuracy on your linear regression models while reducing over-fitting.</text:p>
      <text:p text:style-name="P1"><text:span text:style-name="T4">Over-fitting ? </text:span></text:p>
      <text:p text:style-name="P1">When independent variables are related/correlated to each other (<text:span text:style-name="T6">col-linearity</text:span>), this can have a negative impact on the accuracy of the model and cause it to over-fit to training data.</text:p>
      <text:p text:style-name="P1"><text:span text:style-name="T5">How to Avoid ? </text:span></text:p>
      <text:p text:style-name="P1"><text:span text:style-name="T2">Over-fitting happens when the model tries too hard to adapt to noise in your training data. A technique called regularization helps constrain the magnitude of the coeffecients (weights, or slope in linear equation) by adding a penalty in the cost function. </text:span></text:p>
      <text:p text:style-name="P1"><text:span text:style-name="T2">Ridge and Lasso regression are two regularization techniques.</text:span></text:p>
      <text:p text:style-name="P1">Ridge and Lasso regression are based on simple linear regression, but tweak the mean squared error cost function to improve result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19-05-18T23:21:26.479000000</dc:date>
    <meta:editing-duration>PT10H14M48S</meta:editing-duration>
    <meta:editing-cycles>1</meta:editing-cycles>
    <meta:document-statistic meta:table-count="0" meta:image-count="0" meta:object-count="0" meta:page-count="1" meta:paragraph-count="8" meta:word-count="132" meta:character-count="832" meta:non-whitespace-character-count="704"/>
  </office:meta>
</office:document-meta>
</file>